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6384 pages" table:style-name="ta1">
        <table:shapes>
          <draw:frame draw:z-index="0" draw:style-name="gr1" draw:text-style-name="P1" svg:width="16in" svg:height="8in" svg:x="2.1654in" svg:y="0in">
            <draw:object draw:notify-on-update-of-ranges="'16384 pages'.A1:'16384 pages'.A1 '16384 pages'.A2:'16384 pages'.A68 '16384 pages'.B1:'16384 pages'.B1 '16384 pages'.B2:'16384 pages'.B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Time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4647" calcext:value-type="float">
            <text:p>7.34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135" calcext:value-type="float">
            <text:p>6.0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09453" calcext:value-type="float">
            <text:p>6.309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159372" calcext:value-type="float">
            <text:p>6.159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34484" calcext:value-type="float">
            <text:p>5.534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07093" calcext:value-type="float">
            <text:p>5.507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65396" calcext:value-type="float">
            <text:p>5.8653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20585" calcext:value-type="float">
            <text:p>5.520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96354" calcext:value-type="float">
            <text:p>6.0963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58956" calcext:value-type="float">
            <text:p>6.1589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72982" calcext:value-type="float">
            <text:p>6.4729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48752" calcext:value-type="float">
            <text:p>6.348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626507" calcext:value-type="float">
            <text:p>6.6265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679652" calcext:value-type="float">
            <text:p>6.6796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524714" calcext:value-type="float">
            <text:p>6.524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604452" calcext:value-type="float">
            <text:p>6.6044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683674" calcext:value-type="float">
            <text:p>6.6836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675555" calcext:value-type="float">
            <text:p>6.6755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889348" calcext:value-type="float">
            <text:p>6.889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615723" calcext:value-type="float">
            <text:p>6.6157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5859" calcext:value-type="float">
            <text:p>6.558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618736" calcext:value-type="float">
            <text:p>6.6187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697015" calcext:value-type="float">
            <text:p>6.697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670297" calcext:value-type="float">
            <text:p>6.6702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88432" calcext:value-type="float">
            <text:p>6.588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588548" calcext:value-type="float">
            <text:p>6.5885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57157" calcext:value-type="float">
            <text:p>6.571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515379" calcext:value-type="float">
            <text:p>6.5153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600944" calcext:value-type="float">
            <text:p>6.6009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492149" calcext:value-type="float">
            <text:p>6.4921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77248" calcext:value-type="float">
            <text:p>6.77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508708" calcext:value-type="float">
            <text:p>6.5087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066311" calcext:value-type="float">
            <text:p>7.0663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239259" calcext:value-type="float">
            <text:p>7.2392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959693" calcext:value-type="float">
            <text:p>6.9596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373113" calcext:value-type="float">
            <text:p>7.3731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545123" calcext:value-type="float">
            <text:p>7.5451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971107" calcext:value-type="float">
            <text:p>7.9711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020501" calcext:value-type="float">
            <text:p>8.0205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171701" calcext:value-type="float">
            <text:p>8.1717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126551" calcext:value-type="float">
            <text:p>8.1265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200841" calcext:value-type="float">
            <text:p>8.20084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270812" calcext:value-type="float">
            <text:p>8.2708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18712" calcext:value-type="float">
            <text:p>8.187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135946" calcext:value-type="float">
            <text:p>8.1359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116288" calcext:value-type="float">
            <text:p>8.11628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131395" calcext:value-type="float">
            <text:p>8.1313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058408" calcext:value-type="float">
            <text:p>8.05840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169562" calcext:value-type="float">
            <text:p>8.16956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084396" calcext:value-type="float">
            <text:p>8.08439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07888" calcext:value-type="float">
            <text:p>8.078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083882" calcext:value-type="float">
            <text:p>8.08388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.06895" calcext:value-type="float">
            <text:p>8.0689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8.077842" calcext:value-type="float">
            <text:p>8.07784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8.469021" calcext:value-type="float">
            <text:p>8.4690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.287642" calcext:value-type="float">
            <text:p>8.28764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5.92284" calcext:value-type="float">
            <text:p>15.9228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6.313114" calcext:value-type="float">
            <text:p>16.313114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6.272555" calcext:value-type="float">
            <text:p>16.2725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.465025" calcext:value-type="float">
            <text:p>16.46502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6.450941" calcext:value-type="float">
            <text:p>16.45094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6.433302" calcext:value-type="float">
            <text:p>16.433302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6.422129" calcext:value-type="float">
            <text:p>16.42212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.450625" calcext:value-type="float">
            <text:p>16.45062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6.427575" calcext:value-type="float">
            <text:p>16.427575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6.414054" calcext:value-type="float">
            <text:p>16.414054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16.427645" calcext:value-type="float">
            <text:p>16.427645</text:p>
          </table:table-cell>
        </table:table-row>
        <table:table-row table:style-name="ro1" table:number-rows-repeated="104850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6T17:47:57.444849020</dc:date>
    <meta:editing-duration>PT1M47S</meta:editing-duration>
    <meta:editing-cycles>2</meta:editing-cycles>
    <meta:generator>LibreOffice/25.8.3.2$Linux_X86_64 LibreOffice_project/580$Build-2</meta:generator>
    <meta:document-statistic meta:table-count="1" meta:cell-count="1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40.641cm" svg:height="20.321cm" xlink:href=".." xlink:type="simple" chart:class="chart:scatter" chart:style-name="ch1">
        <chart:title svg:x="9.811cm" svg:y="0.542cm" chart:style-name="ch2">
          <text:p>Access time versus page size (100,000 trials, varying step sizes, CPU pinned, demand paging mitigated)</text:p>
        </chart:title>
        <chart:plot-area chart:style-name="ch3" svg:x="1.823cm" svg:y="1.727cm" svg:width="38.006cm" svg:height="17.207cm">
          <chart:coordinate-region svg:x="2.457cm" svg:y="1.926cm" svg:width="36.892cm" svg:height="16.361cm"/>
          <chart:axis chart:dimension="x" chart:name="primary-x" chart:style-name="ch4">
            <chart:title svg:x="20.319cm" svg:y="19.34cm" chart:style-name="ch2">
              <text:p><text:span text:style-name="T1">Pages</text:span></text:p>
            </chart:title>
          </chart:axis>
          <chart:axis chart:dimension="y" chart:name="primary-y" chart:style-name="ch5">
            <chart:title svg:x="0.451cm" svg:y="11.058cm" chart:style-name="ch6">
              <text:p><text:span text:style-name="T1">Time (ns)</text:span></text:p>
            </chart:title>
            <chart:grid chart:style-name="ch7" chart:class="major"/>
          </chart:axis>
          <chart:series chart:style-name="ch8" chart:values-cell-range-address="'16384 pages'.B2:'16384 pages'.B68" chart:label-cell-address="'16384 pages'.B1:'16384 pages'.B1" chart:class="chart:scatter">
            <chart:domain table:cell-range-address="'16384 pages'.A2:'16384 pages'.A68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ns)</text:p>
                <draw:g>
                  <svg:desc>'16384 pages'.B1:'16384 pag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6384 pages'.A2:'16384 pages'.A68</svg:desc>
                </draw:g>
              </table:table-cell>
              <table:table-cell office:value-type="float" office:value="7.34647">
                <text:p>7.34647</text:p>
                <draw:g>
                  <svg:desc>'16384 pages'.B2:'16384 pages'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0135">
                <text:p>6.0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09453">
                <text:p>6.309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159372">
                <text:p>6.159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34484">
                <text:p>5.534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07093">
                <text:p>5.50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865396">
                <text:p>5.865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20585">
                <text:p>5.520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096354">
                <text:p>6.096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158956">
                <text:p>6.158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472982">
                <text:p>6.472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348752">
                <text:p>6.348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626507">
                <text:p>6.626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.679652">
                <text:p>6.679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24714">
                <text:p>6.524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04452">
                <text:p>6.604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683674">
                <text:p>6.683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675555">
                <text:p>6.675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889348">
                <text:p>6.889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615723">
                <text:p>6.615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55859">
                <text:p>6.55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618736">
                <text:p>6.618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697015">
                <text:p>6.697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670297">
                <text:p>6.670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588432">
                <text:p>6.588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588548">
                <text:p>6.588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7157">
                <text:p>6.57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515379">
                <text:p>6.5153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00944">
                <text:p>6.600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492149">
                <text:p>6.492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7248">
                <text:p>6.77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508708">
                <text:p>6.508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7.066311">
                <text:p>7.066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7.239259">
                <text:p>7.239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6.959693">
                <text:p>6.959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7.373113">
                <text:p>7.373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7.545123">
                <text:p>7.5451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">
                <text:p>96</text:p>
              </table:table-cell>
              <table:table-cell office:value-type="float" office:value="7.971107">
                <text:p>7.971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">
                <text:p>112</text:p>
              </table:table-cell>
              <table:table-cell office:value-type="float" office:value="8.020501">
                <text:p>8.020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8.171701">
                <text:p>8.171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8.126551">
                <text:p>8.126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">
                <text:p>192</text:p>
              </table:table-cell>
              <table:table-cell office:value-type="float" office:value="8.200841">
                <text:p>8.200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4">
                <text:p>224</text:p>
              </table:table-cell>
              <table:table-cell office:value-type="float" office:value="8.270812">
                <text:p>8.2708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">
                <text:p>256</text:p>
              </table:table-cell>
              <table:table-cell office:value-type="float" office:value="8.18712">
                <text:p>8.187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">
                <text:p>320</text:p>
              </table:table-cell>
              <table:table-cell office:value-type="float" office:value="8.135946">
                <text:p>8.135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">
                <text:p>384</text:p>
              </table:table-cell>
              <table:table-cell office:value-type="float" office:value="8.116288">
                <text:p>8.116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">
                <text:p>448</text:p>
              </table:table-cell>
              <table:table-cell office:value-type="float" office:value="8.131395">
                <text:p>8.131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2">
                <text:p>512</text:p>
              </table:table-cell>
              <table:table-cell office:value-type="float" office:value="8.058408">
                <text:p>8.058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8.169562">
                <text:p>8.169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8">
                <text:p>768</text:p>
              </table:table-cell>
              <table:table-cell office:value-type="float" office:value="8.084396">
                <text:p>8.084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6">
                <text:p>896</text:p>
              </table:table-cell>
              <table:table-cell office:value-type="float" office:value="8.07888">
                <text:p>8.07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4">
                <text:p>1024</text:p>
              </table:table-cell>
              <table:table-cell office:value-type="float" office:value="8.083882">
                <text:p>8.083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0">
                <text:p>1280</text:p>
              </table:table-cell>
              <table:table-cell office:value-type="float" office:value="8.06895">
                <text:p>8.06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6">
                <text:p>1536</text:p>
              </table:table-cell>
              <table:table-cell office:value-type="float" office:value="8.077842">
                <text:p>8.077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2">
                <text:p>1792</text:p>
              </table:table-cell>
              <table:table-cell office:value-type="float" office:value="8.469021">
                <text:p>8.469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8">
                <text:p>2048</text:p>
              </table:table-cell>
              <table:table-cell office:value-type="float" office:value="8.287642">
                <text:p>8.287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0">
                <text:p>2560</text:p>
              </table:table-cell>
              <table:table-cell office:value-type="float" office:value="15.92284">
                <text:p>15.92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72">
                <text:p>3072</text:p>
              </table:table-cell>
              <table:table-cell office:value-type="float" office:value="16.313114">
                <text:p>16.313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4">
                <text:p>3584</text:p>
              </table:table-cell>
              <table:table-cell office:value-type="float" office:value="16.272555">
                <text:p>16.272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96">
                <text:p>4096</text:p>
              </table:table-cell>
              <table:table-cell office:value-type="float" office:value="16.465025">
                <text:p>16.465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20">
                <text:p>5120</text:p>
              </table:table-cell>
              <table:table-cell office:value-type="float" office:value="16.450941">
                <text:p>16.450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44">
                <text:p>6144</text:p>
              </table:table-cell>
              <table:table-cell office:value-type="float" office:value="16.433302">
                <text:p>16.43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68">
                <text:p>7168</text:p>
              </table:table-cell>
              <table:table-cell office:value-type="float" office:value="16.422129">
                <text:p>16.422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2">
                <text:p>8192</text:p>
              </table:table-cell>
              <table:table-cell office:value-type="float" office:value="16.450625">
                <text:p>16.45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">
                <text:p>10240</text:p>
              </table:table-cell>
              <table:table-cell office:value-type="float" office:value="16.427575">
                <text:p>16.427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88">
                <text:p>12288</text:p>
              </table:table-cell>
              <table:table-cell office:value-type="float" office:value="16.414054">
                <text:p>16.414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36">
                <text:p>14336</text:p>
              </table:table-cell>
              <table:table-cell office:value-type="float" office:value="16.427645">
                <text:p>16.427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